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f43bc" officeooo:paragraph-rsid="0011dd99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0f43bc" officeooo:paragraph-rsid="000f43b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1dd99" officeooo:paragraph-rsid="0011dd9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cc3b" officeooo:paragraph-rsid="0013cc3b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0fab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ff7b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4ff7b" officeooo:paragraph-rsid="0014ff7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43bc" officeooo:paragraph-rsid="000f43b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40fab" officeooo:paragraph-rsid="0014ff7b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normal" officeooo:rsid="00179065" officeooo:paragraph-rsid="00179065" style:font-weight-asian="normal" style:font-weight-complex="normal"/>
    </style:style>
    <style:style style:name="P13" style:family="paragraph" style:parent-style-name="Standard">
      <style:text-properties fo:font-weight="normal" officeooo:rsid="001a51a2" officeooo:paragraph-rsid="001790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dd99"/>
    </style:style>
    <style:style style:name="T3" style:family="text">
      <style:text-properties officeooo:rsid="00140fab"/>
    </style:style>
    <style:style style:name="T4" style:family="text">
      <style:text-properties officeooo:rsid="0014ff7b"/>
    </style:style>
    <style:style style:name="T5" style:family="text">
      <style:text-properties officeooo:rsid="001a5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MANTIC (17<text:span text:style-name="T2">98</text:span>-1832)</text:p>
      <text:p text:style-name="P10"/>
      <text:p text:style-name="P10"/>
      <text:p text:style-name="P11">Strange, fantasy, nature, death, emotions, <text:span text:style-name="T4">imagination</text:span>.</text:p>
      <text:p text:style-name="P8"/>
      <text:p text:style-name="P9">Nature: source of inspiration and the expression of God.</text:p>
      <text:p text:style-name="P8"><text:span text:style-name="T4">Poetry is emotions recollected in tranquillity </text:span><text:s/></text:p>
      <text:p text:style-name="P1"/>
      <text:p text:style-name="P1"/>
      <text:p text:style-name="P3">Romantic means stravagant <text:span text:style-name="T2">and it's a movement</text:span>.</text:p>
      <text:p text:style-name="P5"/>
      <text:p text:style-name="P5">1798 is the date of the first edition of lyrical ballads.</text:p>
      <text:p text:style-name="P5">The lyrical ballad is a collection of poems, written by William Wordsworth and Taylor Coleridge.</text:p>
      <text:p text:style-name="P6">"Lyrical" because is connected with feelings.</text:p>
      <text:p text:style-name="P6">"Ballad" is a literary form from the middle ages. <text:span text:style-name="T3">Ballads are written in a simple lenguages.</text:span></text:p>
      <text:p text:style-name="P7">There were 3 edition of lyrical ballads:</text:p>
      <text:p text:style-name="P7"/>
      <text:p text:style-name="P7">1) first edition had no success.</text:p>
      <text:p text:style-name="P7">2) Two years later, was pusblished the same collection, but with a<text:span text:style-name="T5">n</text:span> introduction.</text:p>
      <text:p text:style-name="P6"/>
      <text:p text:style-name="P6"/>
      <text:p text:style-name="P2"/>
      <text:p text:style-name="P4">Mainly concept of romantic:</text:p>
      <text:p text:style-name="P4">- poetic / poetry</text:p>
      <text:p text:style-name="P2"><text:span text:style-name="T1">- "Lyrical Ballads</text:span>" by wordsworth<text:span text:style-name="T1"> and Coleridge</text:span></text:p>
      <text:p text:style-name="P4">- Betrayed</text:p>
      <text:p text:style-name="P4">1832: Queen Victoria is crowned.</text:p>
      <text:p text:style-name="P4"/>
      <text:p text:style-name="P12">A poet is an ordinary man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2S</meta:editing-duration>
    <meta:editing-cycles>6</meta:editing-cycles>
    <meta:generator>LibreOffice/5.2.1.2$Windows_x86 LibreOffice_project/31dd62db80d4e60af04904455ec9c9219178d620</meta:generator>
    <dc:date>2017-10-05T11:56:24.916000000</dc:date>
    <meta:document-statistic meta:table-count="0" meta:image-count="0" meta:object-count="0" meta:page-count="1" meta:paragraph-count="18" meta:word-count="132" meta:character-count="827" meta:non-whitespace-character-count="711"/>
    <meta:user-defined meta:name="Info 1"/>
    <meta:user-defined meta:name="Info 2"/>
    <meta:user-defined meta:name="Info 3"/>
    <meta:user-defined meta:name="Info 4"/>
  </office:meta>
</office:document-meta>
</file>